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1.1555in"/>
    </style:style>
    <style:style style:name="co3" style:family="table-column">
      <style:table-column-properties fo:break-before="auto" style:column-width="1.0035in"/>
    </style:style>
    <style:style style:name="co4" style:family="table-column">
      <style:table-column-properties fo:break-before="auto" style:column-width="1.231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clades</text:p>
          </table:table-cell>
          <table:table-cell office:value-type="string">
            <text:p>branching_times</text:p>
          </table:table-cell>
          <table:table-cell office:value-type="string">
            <text:p>stem_ages</text:p>
          </table:table-cell>
          <table:table-cell office:value-type="string">
            <text:p>species_number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.4460976342">
            <text:p>94.4460976342</text:p>
          </table:table-cell>
          <table:table-cell office:value-type="float" office:value="26.97251953">
            <text:p>26.9725195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7876395802">
            <text:p>89.7876395802</text:p>
          </table:table-cell>
          <table:table-cell office:value-type="float" office:value="26.97251953">
            <text:p>26.9725195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5.3511084832">
            <text:p>85.3511084832</text:p>
          </table:table-cell>
          <table:table-cell office:value-type="float" office:value="27.557052966">
            <text:p>27.55705296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8.5548267012">
            <text:p>78.5548267012</text:p>
          </table:table-cell>
          <table:table-cell office:value-type="float" office:value="37.153130622">
            <text:p>37.1531306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5.6593567952">
            <text:p>75.6593567952</text:p>
          </table:table-cell>
          <table:table-cell office:value-type="float" office:value="45.737991062">
            <text:p>45.73799106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1.6412217472">
            <text:p>71.6412217472</text:p>
          </table:table-cell>
          <table:table-cell office:value-type="float" office:value="26.011547923">
            <text:p>26.01154792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.3461420952">
            <text:p>70.3461420952</text:p>
          </table:table-cell>
          <table:table-cell office:value-type="float" office:value="29.869934672">
            <text:p>29.8699346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.9615008712">
            <text:p>67.9615008712</text:p>
          </table:table-cell>
          <table:table-cell office:value-type="float" office:value="32.265166383">
            <text:p>32.265166383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.7540967662">
            <text:p>65.7540967662</text:p>
          </table:table-cell>
          <table:table-cell office:value-type="float" office:value="43.986191603">
            <text:p>43.98619160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1.7957692582">
            <text:p>61.7957692582</text:p>
          </table:table-cell>
          <table:table-cell office:value-type="float" office:value="43.989396594">
            <text:p>43.98939659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1.7347401602">
            <text:p>61.7347401602</text:p>
          </table:table-cell>
          <table:table-cell office:value-type="float" office:value="32.219213544">
            <text:p>32.21921354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0.7102827772">
            <text:p>60.7102827772</text:p>
          </table:table-cell>
          <table:table-cell office:value-type="float" office:value="37.079899804">
            <text:p>37.07989980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7.9912635022">
            <text:p>57.9912635022</text:p>
          </table:table-cell>
          <table:table-cell office:value-type="float" office:value="37.453039978">
            <text:p>37.45303997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.0271583212">
            <text:p>57.0271583212</text:p>
          </table:table-cell>
          <table:table-cell office:value-type="float" office:value="24.636087503">
            <text:p>24.63608750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.3088672682">
            <text:p>56.3088672682</text:p>
          </table:table-cell>
          <table:table-cell office:value-type="float" office:value="28.840208621">
            <text:p>28.8402086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.1629914512">
            <text:p>56.1629914512</text:p>
          </table:table-cell>
          <table:table-cell office:value-type="float" office:value="37.141877149">
            <text:p>37.1418771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.7173061332">
            <text:p>55.7173061332</text:p>
          </table:table-cell>
          <table:table-cell office:value-type="float" office:value="37.141877149">
            <text:p>37.14187714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2.5132047822">
            <text:p>52.5132047822</text:p>
          </table:table-cell>
          <table:table-cell office:value-type="float" office:value="35.883547189">
            <text:p>35.88354718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2.2641453692">
            <text:p>52.2641453692</text:p>
          </table:table-cell>
          <table:table-cell office:value-type="float" office:value="35.758079665">
            <text:p>35.75807966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2.1409811872">
            <text:p>52.1409811872</text:p>
          </table:table-cell>
          <table:table-cell office:value-type="float" office:value="25.787370826">
            <text:p>25.78737082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1.7660821702">
            <text:p>51.7660821702</text:p>
          </table:table-cell>
          <table:table-cell office:value-type="float" office:value="39.930589158">
            <text:p>39.93058915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0.8058102282">
            <text:p>50.8058102282</text:p>
          </table:table-cell>
          <table:table-cell office:value-type="float" office:value="24.364736278">
            <text:p>24.364736278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0.2193359862">
            <text:p>50.2193359862</text:p>
          </table:table-cell>
          <table:table-cell office:value-type="float" office:value="57.027158307">
            <text:p>57.02715830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9.7067723022">
            <text:p>49.7067723022</text:p>
          </table:table-cell>
          <table:table-cell office:value-type="float" office:value="33.358242012">
            <text:p>33.35824201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9.6358094262">
            <text:p>49.6358094262</text:p>
          </table:table-cell>
          <table:table-cell office:value-type="float" office:value="33.358242012">
            <text:p>33.35824201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9.4140652952">
            <text:p>49.4140652952</text:p>
          </table:table-cell>
          <table:table-cell office:value-type="float" office:value="41.290364004">
            <text:p>41.29036400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9.2625630172">
            <text:p>49.2625630172</text:p>
          </table:table-cell>
          <table:table-cell office:value-type="float" office:value="57.991263488">
            <text:p>57.9912634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9.1411375922">
            <text:p>49.1411375922</text:p>
          </table:table-cell>
          <table:table-cell office:value-type="float" office:value="37.253845606">
            <text:p>37.25384560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8.7578922052">
            <text:p>48.7578922052</text:p>
          </table:table-cell>
          <table:table-cell office:value-type="float" office:value="33.124310185">
            <text:p>33.12431018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8.5832814482">
            <text:p>48.5832814482</text:p>
          </table:table-cell>
          <table:table-cell office:value-type="float" office:value="30.128630412">
            <text:p>30.1286304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8.5318295322">
            <text:p>48.5318295322</text:p>
          </table:table-cell>
          <table:table-cell office:value-type="float" office:value="30.128630412">
            <text:p>30.1286304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8.4545084452">
            <text:p>48.4545084452</text:p>
          </table:table-cell>
          <table:table-cell office:value-type="float" office:value="33.295798195">
            <text:p>33.29579819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8.0753309742">
            <text:p>48.0753309742</text:p>
          </table:table-cell>
          <table:table-cell office:value-type="float" office:value="29.93345904">
            <text:p>29.9334590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7.7129786232">
            <text:p>47.7129786232</text:p>
          </table:table-cell>
          <table:table-cell office:value-type="float" office:value="35.040621774">
            <text:p>35.04062177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7.2147513922">
            <text:p>47.2147513922</text:p>
          </table:table-cell>
          <table:table-cell office:value-type="float" office:value="49.706772288">
            <text:p>49.7067722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6.9306716852">
            <text:p>46.9306716852</text:p>
          </table:table-cell>
          <table:table-cell office:value-type="float" office:value="25.818257849">
            <text:p>25.81825784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6.8606692942">
            <text:p>46.8606692942</text:p>
          </table:table-cell>
          <table:table-cell office:value-type="float" office:value="25.818257849">
            <text:p>25.8182578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6.7287893312">
            <text:p>46.7287893312</text:p>
          </table:table-cell>
          <table:table-cell office:value-type="float" office:value="39.195647619">
            <text:p>39.1956476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6.5383978072">
            <text:p>46.5383978072</text:p>
          </table:table-cell>
          <table:table-cell office:value-type="float" office:value="40.418171173">
            <text:p>40.4181711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6.5296953932">
            <text:p>46.5296953932</text:p>
          </table:table-cell>
          <table:table-cell office:value-type="float" office:value="26.376612333">
            <text:p>26.37661233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5.8220036872">
            <text:p>45.8220036872</text:p>
          </table:table-cell>
          <table:table-cell office:value-type="float" office:value="42.526418644">
            <text:p>42.52641864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5.7577862912">
            <text:p>45.7577862912</text:p>
          </table:table-cell>
          <table:table-cell office:value-type="float" office:value="35.391776109">
            <text:p>35.39177610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5.7379910762">
            <text:p>45.7379910762</text:p>
          </table:table-cell>
          <table:table-cell office:value-type="float" office:value="26.823081742">
            <text:p>26.82308174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5.3938959802">
            <text:p>45.3938959802</text:p>
          </table:table-cell>
          <table:table-cell office:value-type="float" office:value="24.682252194">
            <text:p>24.6822521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4.8547747272">
            <text:p>44.8547747272</text:p>
          </table:table-cell>
          <table:table-cell office:value-type="float" office:value="24.682252194">
            <text:p>24.6822521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4.6491994002">
            <text:p>44.6491994002</text:p>
          </table:table-cell>
          <table:table-cell office:value-type="float" office:value="26.89989188">
            <text:p>26.89989188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4.2807851562">
            <text:p>44.2807851562</text:p>
          </table:table-cell>
          <table:table-cell office:value-type="float" office:value="29.012055166">
            <text:p>29.01205516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3.9893966082">
            <text:p>43.9893966082</text:p>
          </table:table-cell>
          <table:table-cell office:value-type="float" office:value="24.333932258">
            <text:p>24.33393225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3.9861916172">
            <text:p>43.9861916172</text:p>
          </table:table-cell>
          <table:table-cell office:value-type="float" office:value="33.148621258">
            <text:p>33.14862125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3.9123060982">
            <text:p>43.9123060982</text:p>
          </table:table-cell>
          <table:table-cell office:value-type="float" office:value="26.597168167">
            <text:p>26.59716816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3.5968541552">
            <text:p>43.5968541552</text:p>
          </table:table-cell>
          <table:table-cell office:value-type="float" office:value="26.597168167">
            <text:p>26.59716816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3.3508617592">
            <text:p>43.3508617592</text:p>
          </table:table-cell>
          <table:table-cell office:value-type="float" office:value="26.669042752">
            <text:p>26.66904275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3.0988328572">
            <text:p>43.0988328572</text:p>
          </table:table-cell>
          <table:table-cell office:value-type="float" office:value="26.669042752">
            <text:p>26.66904275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2.7048471402">
            <text:p>42.7048471402</text:p>
          </table:table-cell>
          <table:table-cell office:value-type="float" office:value="25.310920959">
            <text:p>25.31092095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2.6753227912">
            <text:p>42.6753227912</text:p>
          </table:table-cell>
          <table:table-cell office:value-type="float" office:value="39.033153587">
            <text:p>39.03315358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2.5264186582">
            <text:p>42.5264186582</text:p>
          </table:table-cell>
          <table:table-cell office:value-type="float" office:value="49.262563003">
            <text:p>49.2625630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2.3923669122">
            <text:p>42.3923669122</text:p>
          </table:table-cell>
          <table:table-cell office:value-type="float" office:value="34.041984272">
            <text:p>34.04198427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2.2324204472">
            <text:p>42.2324204472</text:p>
          </table:table-cell>
          <table:table-cell office:value-type="float" office:value="34.041984272">
            <text:p>34.04198427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1.7480809562">
            <text:p>41.7480809562</text:p>
          </table:table-cell>
          <table:table-cell office:value-type="float" office:value="41.235352009">
            <text:p>41.23535200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1.6756402502">
            <text:p>41.6756402502</text:p>
          </table:table-cell>
          <table:table-cell office:value-type="float" office:value="75.659356781">
            <text:p>75.65935678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1.6410917442">
            <text:p>41.6410917442</text:p>
          </table:table-cell>
          <table:table-cell office:value-type="float" office:value="33.614343321">
            <text:p>33.61434332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1.2903640182">
            <text:p>41.2903640182</text:p>
          </table:table-cell>
          <table:table-cell office:value-type="float" office:value="38.787301325">
            <text:p>38.7873013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1.2353520232">
            <text:p>41.2353520232</text:p>
          </table:table-cell>
          <table:table-cell office:value-type="float" office:value="27.170810735">
            <text:p>27.1708107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1.0763910032">
            <text:p>41.0763910032</text:p>
          </table:table-cell>
          <table:table-cell office:value-type="float" office:value="38.901881093">
            <text:p>38.9018810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0.9650852222">
            <text:p>40.9650852222</text:p>
          </table:table-cell>
          <table:table-cell office:value-type="float" office:value="38.901881093">
            <text:p>38.9018810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0.6850801292">
            <text:p>40.6850801292</text:p>
          </table:table-cell>
          <table:table-cell office:value-type="float" office:value="40.188967211">
            <text:p>40.18896721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0.4181711872">
            <text:p>40.4181711872</text:p>
          </table:table-cell>
          <table:table-cell office:value-type="float" office:value="31.212922946">
            <text:p>31.21292294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0.1889672252">
            <text:p>40.1889672252</text:p>
          </table:table-cell>
          <table:table-cell office:value-type="float" office:value="31.212922946">
            <text:p>31.2129229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0.0189687392">
            <text:p>40.0189687392</text:p>
          </table:table-cell>
          <table:table-cell office:value-type="float" office:value="36.981012024">
            <text:p>36.9810120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9.9513599092">
            <text:p>39.9513599092</text:p>
          </table:table-cell>
          <table:table-cell office:value-type="float" office:value="27.497431771">
            <text:p>27.4974317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9.9305891722">
            <text:p>39.9305891722</text:p>
          </table:table-cell>
          <table:table-cell office:value-type="float" office:value="33.238896648">
            <text:p>33.2388966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9.7469349642">
            <text:p>39.7469349642</text:p>
          </table:table-cell>
          <table:table-cell office:value-type="float" office:value="33.238896648">
            <text:p>33.23889664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9.3860314302">
            <text:p>39.3860314302</text:p>
          </table:table-cell>
          <table:table-cell office:value-type="float" office:value="30.646510464">
            <text:p>30.64651046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9.1956476332">
            <text:p>39.1956476332</text:p>
          </table:table-cell>
          <table:table-cell office:value-type="float" office:value="30.646510464">
            <text:p>30.64651046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9.1036319382">
            <text:p>39.1036319382</text:p>
          </table:table-cell>
          <table:table-cell office:value-type="float" office:value="31.969093797">
            <text:p>31.96909379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9.0982688622">
            <text:p>39.0982688622</text:p>
          </table:table-cell>
          <table:table-cell office:value-type="float" office:value="31.969093797">
            <text:p>31.96909379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9.0939607492">
            <text:p>39.0939607492</text:p>
          </table:table-cell>
          <table:table-cell office:value-type="float" office:value="27.586834756">
            <text:p>27.5868347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9.0331536012">
            <text:p>39.0331536012</text:p>
          </table:table-cell>
          <table:table-cell office:value-type="float" office:value="44.280785142">
            <text:p>44.28078514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9.0222079692">
            <text:p>39.0222079692</text:p>
          </table:table-cell>
          <table:table-cell office:value-type="float" office:value="37.759467203">
            <text:p>37.7594672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8.9018811072">
            <text:p>38.9018811072</text:p>
          </table:table-cell>
          <table:table-cell office:value-type="float" office:value="32.167300916">
            <text:p>32.1673009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8.7873013392">
            <text:p>38.7873013392</text:p>
          </table:table-cell>
          <table:table-cell office:value-type="float" office:value="32.167300916">
            <text:p>32.1673009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8.5067879202">
            <text:p>38.5067879202</text:p>
          </table:table-cell>
          <table:table-cell office:value-type="float" office:value="44.649199386">
            <text:p>44.64919938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8.1473766302">
            <text:p>38.1473766302</text:p>
          </table:table-cell>
          <table:table-cell office:value-type="float" office:value="24.153703393">
            <text:p>24.153703393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8.1431683802">
            <text:p>38.1431683802</text:p>
          </table:table-cell>
          <table:table-cell office:value-type="float" office:value="24.153703393">
            <text:p>24.15370339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7.8660752612">
            <text:p>37.8660752612</text:p>
          </table:table-cell>
          <table:table-cell office:value-type="float" office:value="36.575305299">
            <text:p>36.57530529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7.8296050322">
            <text:p>37.8296050322</text:p>
          </table:table-cell>
          <table:table-cell office:value-type="float" office:value="33.062130888">
            <text:p>33.06213088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7.7732670222">
            <text:p>37.7732670222</text:p>
          </table:table-cell>
          <table:table-cell office:value-type="float" office:value="28.193501704">
            <text:p>28.19350170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7.7667107702">
            <text:p>37.7667107702</text:p>
          </table:table-cell>
          <table:table-cell office:value-type="float" office:value="49.141137578">
            <text:p>49.14113757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7.7594672172">
            <text:p>37.7594672172</text:p>
          </table:table-cell>
          <table:table-cell office:value-type="float" office:value="26.468467214">
            <text:p>26.4684672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7.4530399922">
            <text:p>37.4530399922</text:p>
          </table:table-cell>
          <table:table-cell office:value-type="float" office:value="28.54161519">
            <text:p>28.5416151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7.4247233022">
            <text:p>37.4247233022</text:p>
          </table:table-cell>
          <table:table-cell office:value-type="float" office:value="25.303140931">
            <text:p>25.30314093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7.4122180482">
            <text:p>37.4122180482</text:p>
          </table:table-cell>
          <table:table-cell office:value-type="float" office:value="25.303140931">
            <text:p>25.30314093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7.2538456202">
            <text:p>37.2538456202</text:p>
          </table:table-cell>
          <table:table-cell office:value-type="float" office:value="30.411656268">
            <text:p>30.4116562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7.1531306362">
            <text:p>37.1531306362</text:p>
          </table:table-cell>
          <table:table-cell office:value-type="float" office:value="27.551344759">
            <text:p>27.55134475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7.1418771632">
            <text:p>37.1418771632</text:p>
          </table:table-cell>
          <table:table-cell office:value-type="float" office:value="27.551344759">
            <text:p>27.55134475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7.1028866832">
            <text:p>37.1028866832</text:p>
          </table:table-cell>
          <table:table-cell office:value-type="float" office:value="42.392366898">
            <text:p>42.39236689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7.0798998182">
            <text:p>37.0798998182</text:p>
          </table:table-cell>
          <table:table-cell office:value-type="float" office:value="45.757786277">
            <text:p>45.75778627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7.0168578372">
            <text:p>37.0168578372</text:p>
          </table:table-cell>
          <table:table-cell office:value-type="float" office:value="26.814662868">
            <text:p>26.81466286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6.9810120382">
            <text:p>36.9810120382</text:p>
          </table:table-cell>
          <table:table-cell office:value-type="float" office:value="30.850544804">
            <text:p>30.85054480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6.9209495112">
            <text:p>36.9209495112</text:p>
          </table:table-cell>
          <table:table-cell office:value-type="float" office:value="37.016857823">
            <text:p>37.01685782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6.7246841102">
            <text:p>36.7246841102</text:p>
          </table:table-cell>
          <table:table-cell office:value-type="float" office:value="27.935386733">
            <text:p>27.93538673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36.5753053132">
            <text:p>36.5753053132</text:p>
          </table:table-cell>
          <table:table-cell office:value-type="float" office:value="27.935386733">
            <text:p>27.93538673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5.9319832172">
            <text:p>35.9319832172</text:p>
          </table:table-cell>
          <table:table-cell office:value-type="float" office:value="24.623595283">
            <text:p>24.6235952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5.8835472032">
            <text:p>35.8835472032</text:p>
          </table:table-cell>
          <table:table-cell office:value-type="float" office:value="37.412218034">
            <text:p>37.41221803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5.7580796792">
            <text:p>35.7580796792</text:p>
          </table:table-cell>
          <table:table-cell office:value-type="float" office:value="37.424723288">
            <text:p>37.4247232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35.7339085752">
            <text:p>35.7339085752</text:p>
          </table:table-cell>
          <table:table-cell office:value-type="float" office:value="38.143168366">
            <text:p>38.14316836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5.3917761232">
            <text:p>35.3917761232</text:p>
          </table:table-cell>
          <table:table-cell office:value-type="float" office:value="32.966807554">
            <text:p>32.96680755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5.3825678692">
            <text:p>35.3825678692</text:p>
          </table:table-cell>
          <table:table-cell office:value-type="float" office:value="25.676243419">
            <text:p>25.67624341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5.1317292572">
            <text:p>35.1317292572</text:p>
          </table:table-cell>
          <table:table-cell office:value-type="float" office:value="28.923581732">
            <text:p>28.92358173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5.0565720522">
            <text:p>35.0565720522</text:p>
          </table:table-cell>
          <table:table-cell office:value-type="float" office:value="25.545499429">
            <text:p>25.54549942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5.0406217882">
            <text:p>35.0406217882</text:p>
          </table:table-cell>
          <table:table-cell office:value-type="float" office:value="27.224466795">
            <text:p>27.22446679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34.6196811522">
            <text:p>34.6196811522</text:p>
          </table:table-cell>
          <table:table-cell office:value-type="float" office:value="27.95507736">
            <text:p>27.9550773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4.0419842862">
            <text:p>34.0419842862</text:p>
          </table:table-cell>
          <table:table-cell office:value-type="float" office:value="39.103631924">
            <text:p>39.1036319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3.8797412532">
            <text:p>33.8797412532</text:p>
          </table:table-cell>
          <table:table-cell office:value-type="float" office:value="32.614619249">
            <text:p>32.61461924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3.8201582752">
            <text:p>33.8201582752</text:p>
          </table:table-cell>
          <table:table-cell office:value-type="float" office:value="32.614619249">
            <text:p>32.61461924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3.6143433352">
            <text:p>33.6143433352</text:p>
          </table:table-cell>
          <table:table-cell office:value-type="float" office:value="37.773267008">
            <text:p>37.77326700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3.4741040442">
            <text:p>33.4741040442</text:p>
          </table:table-cell>
          <table:table-cell office:value-type="float" office:value="25.601322878">
            <text:p>25.60132287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3.3582420262">
            <text:p>33.3582420262</text:p>
          </table:table-cell>
          <table:table-cell office:value-type="float" office:value="28.483963323">
            <text:p>28.4839633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33.3231018752">
            <text:p>33.3231018752</text:p>
          </table:table-cell>
          <table:table-cell office:value-type="float" office:value="29.338724112">
            <text:p>29.3387241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3.2957982092">
            <text:p>33.2957982092</text:p>
          </table:table-cell>
          <table:table-cell office:value-type="float" office:value="34.619681138">
            <text:p>34.61968113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3.2388966622">
            <text:p>33.2388966622</text:p>
          </table:table-cell>
          <table:table-cell office:value-type="float" office:value="31.883483914">
            <text:p>31.8834839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3.1987729072">
            <text:p>33.1987729072</text:p>
          </table:table-cell>
          <table:table-cell office:value-type="float" office:value="30.33335643">
            <text:p>30.333356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33.1486212722">
            <text:p>33.1486212722</text:p>
          </table:table-cell>
          <table:table-cell office:value-type="float" office:value="48.454508431">
            <text:p>48.4545084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33.1243101992">
            <text:p>33.1243101992</text:p>
          </table:table-cell>
          <table:table-cell office:value-type="float" office:value="46.529695379">
            <text:p>46.52969537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3.0838521072">
            <text:p>33.0838521072</text:p>
          </table:table-cell>
          <table:table-cell office:value-type="float" office:value="26.193457905">
            <text:p>26.1934579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3.0621309022">
            <text:p>33.0621309022</text:p>
          </table:table-cell>
          <table:table-cell office:value-type="float" office:value="39.093960735">
            <text:p>39.0939607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2.9668075682">
            <text:p>32.9668075682</text:p>
          </table:table-cell>
          <table:table-cell office:value-type="float" office:value="28.770670323">
            <text:p>28.77067032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2.6967816792">
            <text:p>32.6967816792</text:p>
          </table:table-cell>
          <table:table-cell office:value-type="float" office:value="24.467996085">
            <text:p>24.4679960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32.6146192632">
            <text:p>32.6146192632</text:p>
          </table:table-cell>
          <table:table-cell office:value-type="float" office:value="35.382567855">
            <text:p>35.3825678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2.2722544492">
            <text:p>32.2722544492</text:p>
          </table:table-cell>
          <table:table-cell office:value-type="float" office:value="28.550492788">
            <text:p>28.5504927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32.2651663972">
            <text:p>32.2651663972</text:p>
          </table:table-cell>
          <table:table-cell office:value-type="float" office:value="28.550492788">
            <text:p>28.55049278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2.2192135582">
            <text:p>32.2192135582</text:p>
          </table:table-cell>
          <table:table-cell office:value-type="float" office:value="24.866382363">
            <text:p>24.86638236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32.1673009302">
            <text:p>32.1673009302</text:p>
          </table:table-cell>
          <table:table-cell office:value-type="float" office:value="24.866382363">
            <text:p>24.866382363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31.9690938112">
            <text:p>31.9690938112</text:p>
          </table:table-cell>
          <table:table-cell office:value-type="float" office:value="27.557052966">
            <text:p>27.55705296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1.8834839282">
            <text:p>31.8834839282</text:p>
          </table:table-cell>
          <table:table-cell office:value-type="float" office:value="25.850201909">
            <text:p>25.85020190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1.8322664042">
            <text:p>31.8322664042</text:p>
          </table:table-cell>
          <table:table-cell office:value-type="float" office:value="25.850201909">
            <text:p>25.85020190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31.2129229602">
            <text:p>31.2129229602</text:p>
          </table:table-cell>
          <table:table-cell office:value-type="float" office:value="41.675640236">
            <text:p>41.67564023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31.0749039202">
            <text:p>31.0749039202</text:p>
          </table:table-cell>
          <table:table-cell office:value-type="float" office:value="29.873376607">
            <text:p>29.87337660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30.9277410342">
            <text:p>30.9277410342</text:p>
          </table:table-cell>
          <table:table-cell office:value-type="float" office:value="29.873376607">
            <text:p>29.87337660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0.8505448182">
            <text:p>30.8505448182</text:p>
          </table:table-cell>
          <table:table-cell office:value-type="float" office:value="33.47410403">
            <text:p>33.4741040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30.7200484412">
            <text:p>30.7200484412</text:p>
          </table:table-cell>
          <table:table-cell office:value-type="float" office:value="26.011547923">
            <text:p>26.01154792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30.6465104782">
            <text:p>30.6465104782</text:p>
          </table:table-cell>
          <table:table-cell office:value-type="float" office:value="26.417650914">
            <text:p>26.41765091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30.4773604732">
            <text:p>30.4773604732</text:p>
          </table:table-cell>
          <table:table-cell office:value-type="float" office:value="26.417650914">
            <text:p>26.41765091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30.4757449052">
            <text:p>30.4757449052</text:p>
          </table:table-cell>
          <table:table-cell office:value-type="float" office:value="29.869934672">
            <text:p>29.869934672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30.4116562822">
            <text:p>30.4116562822</text:p>
          </table:table-cell>
          <table:table-cell office:value-type="float" office:value="32.219213544">
            <text:p>32.21921354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30.3933390932">
            <text:p>30.3933390932</text:p>
          </table:table-cell>
          <table:table-cell office:value-type="float" office:value="37.079899804">
            <text:p>37.07989980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30.3718007622">
            <text:p>30.3718007622</text:p>
          </table:table-cell>
          <table:table-cell office:value-type="float" office:value="24.636087503">
            <text:p>24.636087503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30.3548323782">
            <text:p>30.3548323782</text:p>
          </table:table-cell>
          <table:table-cell office:value-type="float" office:value="50.805810214">
            <text:p>50.805810214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30.3333564442">
            <text:p>30.3333564442</text:p>
          </table:table-cell>
          <table:table-cell office:value-type="float" office:value="41.64109173">
            <text:p>41.64109173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0.1286304262">
            <text:p>30.1286304262</text:p>
          </table:table-cell>
          <table:table-cell office:value-type="float" office:value="32.272254435">
            <text:p>32.272254435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0.0006196432">
            <text:p>30.0006196432</text:p>
          </table:table-cell>
          <table:table-cell office:value-type="float" office:value="32.272254435">
            <text:p>32.272254435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9.9334590542">
            <text:p>29.9334590542</text:p>
          </table:table-cell>
          <table:table-cell office:value-type="float" office:value="25.787370826">
            <text:p>25.787370826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9.8733766212">
            <text:p>29.8733766212</text:p>
          </table:table-cell>
          <table:table-cell office:value-type="float" office:value="24.364736278">
            <text:p>24.36473627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9.8699346862">
            <text:p>29.8699346862</text:p>
          </table:table-cell>
          <table:table-cell office:value-type="float" office:value="56.308867254">
            <text:p>56.30886725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9.6898377532">
            <text:p>29.6898377532</text:p>
          </table:table-cell>
          <table:table-cell office:value-type="float" office:value="37.253845606">
            <text:p>37.25384560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9.3387241262">
            <text:p>29.3387241262</text:p>
          </table:table-cell>
          <table:table-cell office:value-type="float" office:value="29.93345904">
            <text:p>29.9334590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9.2474639732">
            <text:p>29.2474639732</text:p>
          </table:table-cell>
          <table:table-cell office:value-type="float" office:value="30.000619629">
            <text:p>30.00061962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9.0687293232">
            <text:p>29.0687293232</text:p>
          </table:table-cell>
          <table:table-cell office:value-type="float" office:value="29.068729309">
            <text:p>29.06872930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9.0176498712">
            <text:p>29.0176498712</text:p>
          </table:table-cell>
          <table:table-cell office:value-type="float" office:value="24.452078286">
            <text:p>24.45207828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9.0120551802">
            <text:p>29.0120551802</text:p>
          </table:table-cell>
          <table:table-cell office:value-type="float" office:value="24.452078286">
            <text:p>24.45207828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8.9235817462">
            <text:p>28.9235817462</text:p>
          </table:table-cell>
          <table:table-cell office:value-type="float" office:value="26.376612333">
            <text:p>26.3766123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8.8402086352">
            <text:p>28.8402086352</text:p>
          </table:table-cell>
          <table:table-cell office:value-type="float" office:value="26.823081742">
            <text:p>26.823081742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28.7706703372">
            <text:p>28.7706703372</text:p>
          </table:table-cell>
          <table:table-cell office:value-type="float" office:value="26.89989188">
            <text:p>26.8998918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8.5504928022">
            <text:p>28.5504928022</text:p>
          </table:table-cell>
          <table:table-cell office:value-type="float" office:value="24.458450048">
            <text:p>24.45845004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8.5416152042">
            <text:p>28.5416152042</text:p>
          </table:table-cell>
          <table:table-cell office:value-type="float" office:value="24.458450048">
            <text:p>24.45845004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8.4839633372">
            <text:p>28.4839633372</text:p>
          </table:table-cell>
          <table:table-cell office:value-type="float" office:value="24.333932258">
            <text:p>24.33393225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8.1935017182">
            <text:p>28.1935017182</text:p>
          </table:table-cell>
          <table:table-cell office:value-type="float" office:value="33.879741239">
            <text:p>33.87974123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8.0132534142">
            <text:p>28.0132534142</text:p>
          </table:table-cell>
          <table:table-cell office:value-type="float" office:value="36.724684096">
            <text:p>36.72468409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7.9550773742">
            <text:p>27.9550773742</text:p>
          </table:table-cell>
          <table:table-cell office:value-type="float" office:value="25.310920959">
            <text:p>25.31092095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7.9353867472">
            <text:p>27.9353867472</text:p>
          </table:table-cell>
          <table:table-cell office:value-type="float" office:value="30.475744891">
            <text:p>30.475744891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7.5868347702">
            <text:p>27.5868347702</text:p>
          </table:table-cell>
          <table:table-cell office:value-type="float" office:value="29.017649857">
            <text:p>29.01764985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7.5570529802">
            <text:p>27.5570529802</text:p>
          </table:table-cell>
          <table:table-cell office:value-type="float" office:value="29.017649857">
            <text:p>29.01764985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7.5513447732">
            <text:p>27.5513447732</text:p>
          </table:table-cell>
          <table:table-cell office:value-type="float" office:value="33.614343321">
            <text:p>33.6143433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7.4974317852">
            <text:p>27.4974317852</text:p>
          </table:table-cell>
          <table:table-cell office:value-type="float" office:value="27.170810735">
            <text:p>27.170810735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7.2244668092">
            <text:p>27.2244668092</text:p>
          </table:table-cell>
          <table:table-cell office:value-type="float" office:value="36.920949497">
            <text:p>36.92094949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7.1708107492">
            <text:p>27.1708107492</text:p>
          </table:table-cell>
          <table:table-cell office:value-type="float" office:value="40.188967211">
            <text:p>40.188967211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6.9725195442">
            <text:p>26.9725195442</text:p>
          </table:table-cell>
          <table:table-cell office:value-type="float" office:value="36.981012024">
            <text:p>36.98101202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6.8998918942">
            <text:p>26.8998918942</text:p>
          </table:table-cell>
          <table:table-cell office:value-type="float" office:value="27.497431771">
            <text:p>27.49743177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6.8230817562">
            <text:p>26.8230817562</text:p>
          </table:table-cell>
          <table:table-cell office:value-type="float" office:value="33.820158261">
            <text:p>33.82015826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6.8146628822">
            <text:p>26.8146628822</text:p>
          </table:table-cell>
          <table:table-cell office:value-type="float" office:value="27.586834756">
            <text:p>27.58683475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6.6690427662">
            <text:p>26.6690427662</text:p>
          </table:table-cell>
          <table:table-cell office:value-type="float" office:value="26.614302925">
            <text:p>26.614302925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6.6143029392">
            <text:p>26.6143029392</text:p>
          </table:table-cell>
          <table:table-cell office:value-type="float" office:value="33.062130888">
            <text:p>33.062130888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26.5971681812">
            <text:p>26.5971681812</text:p>
          </table:table-cell>
          <table:table-cell office:value-type="float" office:value="25.343499406">
            <text:p>25.34349940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6.5165147182">
            <text:p>26.5165147182</text:p>
          </table:table-cell>
          <table:table-cell office:value-type="float" office:value="25.343499406">
            <text:p>25.34349940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6.4684672282">
            <text:p>26.4684672282</text:p>
          </table:table-cell>
          <table:table-cell office:value-type="float" office:value="26.468467214">
            <text:p>26.46846721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6.4176509282">
            <text:p>26.4176509282</text:p>
          </table:table-cell>
          <table:table-cell office:value-type="float" office:value="30.354832364">
            <text:p>30.35483236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6.3766123472">
            <text:p>26.3766123472</text:p>
          </table:table-cell>
          <table:table-cell office:value-type="float" office:value="26.516514704">
            <text:p>26.51651470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6.1934579192">
            <text:p>26.1934579192</text:p>
          </table:table-cell>
          <table:table-cell office:value-type="float" office:value="26.516514704">
            <text:p>26.516514704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6.0115479372">
            <text:p>26.0115479372</text:p>
          </table:table-cell>
          <table:table-cell office:value-type="float" office:value="28.0132534">
            <text:p>28.013253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5.8502019232">
            <text:p>25.8502019232</text:p>
          </table:table-cell>
          <table:table-cell office:value-type="float" office:value="28.54161519">
            <text:p>28.541615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5.8182578632">
            <text:p>25.8182578632</text:p>
          </table:table-cell>
          <table:table-cell office:value-type="float" office:value="37.766710756">
            <text:p>37.766710756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5.7873708402">
            <text:p>25.7873708402</text:p>
          </table:table-cell>
          <table:table-cell office:value-type="float" office:value="26.814662868">
            <text:p>26.81466286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5.6762434332">
            <text:p>25.6762434332</text:p>
          </table:table-cell>
          <table:table-cell office:value-type="float" office:value="24.623595283">
            <text:p>24.62359528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5.6013228922">
            <text:p>25.6013228922</text:p>
          </table:table-cell>
          <table:table-cell office:value-type="float" office:value="35.931983203">
            <text:p>35.93198320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5.5454994432">
            <text:p>25.5454994432</text:p>
          </table:table-cell>
          <table:table-cell office:value-type="float" office:value="24.714156058">
            <text:p>24.71415605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5.3434994202">
            <text:p>25.3434994202</text:p>
          </table:table-cell>
          <table:table-cell office:value-type="float" office:value="24.714156058">
            <text:p>24.714156058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5.3109209732">
            <text:p>25.3109209732</text:p>
          </table:table-cell>
          <table:table-cell office:value-type="float" office:value="31.074903906">
            <text:p>31.07490390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5.3031409452">
            <text:p>25.3031409452</text:p>
          </table:table-cell>
          <table:table-cell office:value-type="float" office:value="31.074903906">
            <text:p>31.07490390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4.8663823772">
            <text:p>24.8663823772</text:p>
          </table:table-cell>
          <table:table-cell office:value-type="float" office:value="25.676243419">
            <text:p>25.67624341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4.7141560722">
            <text:p>24.7141560722</text:p>
          </table:table-cell>
          <table:table-cell office:value-type="float" office:value="24.538790816">
            <text:p>24.53879081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4.6822522082">
            <text:p>24.6822522082</text:p>
          </table:table-cell>
          <table:table-cell office:value-type="float" office:value="24.538790816">
            <text:p>24.5387908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4.6360875172">
            <text:p>24.6360875172</text:p>
          </table:table-cell>
          <table:table-cell office:value-type="float" office:value="24.558565054">
            <text:p>24.55856505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4.6235952972">
            <text:p>24.6235952972</text:p>
          </table:table-cell>
          <table:table-cell office:value-type="float" office:value="24.558565054">
            <text:p>24.558565054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4.5585650682">
            <text:p>24.5585650682</text:p>
          </table:table-cell>
          <table:table-cell office:value-type="float" office:value="27.224466795">
            <text:p>27.22446679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4.5387908302">
            <text:p>24.5387908302</text:p>
          </table:table-cell>
          <table:table-cell office:value-type="float" office:value="27.95507736">
            <text:p>27.9550773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4.4679960992">
            <text:p>24.4679960992</text:p>
          </table:table-cell>
          <table:table-cell office:value-type="float" office:value="33.083852093">
            <text:p>33.08385209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4.4584500622">
            <text:p>24.4584500622</text:p>
          </table:table-cell>
          <table:table-cell office:value-type="float" office:value="25.601322878">
            <text:p>25.60132287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4.4520783002">
            <text:p>24.4520783002</text:p>
          </table:table-cell>
          <table:table-cell office:value-type="float" office:value="31.883483914">
            <text:p>31.88348391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4.3647362922">
            <text:p>24.3647362922</text:p>
          </table:table-cell>
          <table:table-cell office:value-type="float" office:value="30.33335643">
            <text:p>30.3333564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4.3339322722">
            <text:p>24.3339322722</text:p>
          </table:table-cell>
          <table:table-cell office:value-type="float" office:value="26.193457905">
            <text:p>26.19345790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4.1537034072">
            <text:p>24.1537034072</text:p>
          </table:table-cell>
          <table:table-cell office:value-type="float" office:value="28.770670323">
            <text:p>28.77067032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NA</text:p>
          </table:table-cell>
          <table:table-cell office:value-type="float" office:value="24.467996085">
            <text:p>24.467996085</text:p>
          </table:table-cell>
          <table:table-cell office:value-type="float" office:value="7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52" meta:object-count="0"/>
    <meta:generator>LibreOffice/4.0.2.2$Linux_X86_64 LibreOffice_project/400m0$Build-2</meta:generator>
  </office:meta>
</office:document-meta>
</file>